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a541" officeooo:paragraph-rsid="0014a541"/>
    </style:style>
    <style:style style:name="P2" style:family="paragraph" style:parent-style-name="Standard">
      <style:text-properties officeooo:rsid="0014a541" officeooo:paragraph-rsid="0014a541"/>
    </style:style>
    <style:style style:name="P3" style:family="paragraph" style:parent-style-name="Standard">
      <style:text-properties officeooo:rsid="00178846" officeooo:paragraph-rsid="00178846"/>
    </style:style>
    <style:style style:name="P4" style:family="paragraph" style:parent-style-name="Standard">
      <style:text-properties officeooo:rsid="0017b54d" officeooo:paragraph-rsid="0017b54d"/>
    </style:style>
    <style:style style:name="P5" style:family="paragraph" style:parent-style-name="Standard">
      <style:text-properties fo:font-weight="bold" officeooo:rsid="0014a541" officeooo:paragraph-rsid="0014a541" style:font-weight-asian="bold" style:font-weight-complex="bold"/>
    </style:style>
    <style:style style:name="P6" style:family="paragraph" style:parent-style-name="Standard">
      <style:text-properties fo:font-weight="bold" officeooo:rsid="001d89b1" officeooo:paragraph-rsid="001d89b1" style:font-weight-asian="bold" style:font-weight-complex="bold"/>
    </style:style>
    <style:style style:name="P7" style:family="paragraph" style:parent-style-name="Standard">
      <style:text-properties officeooo:rsid="001d4351" officeooo:paragraph-rsid="001d4351"/>
    </style:style>
    <style:style style:name="P8" style:family="paragraph" style:parent-style-name="Standard">
      <style:paragraph-properties fo:text-align="center" style:justify-single-word="false"/>
      <style:text-properties fo:font-size="14pt" fo:font-weight="bold" officeooo:rsid="001e5887" officeooo:paragraph-rsid="001e5887" style:font-size-asian="14pt" style:font-weight-asian="bold" style:font-size-complex="14pt" style:font-weight-complex="bold"/>
    </style:style>
    <style:style style:name="P9" style:family="paragraph" style:parent-style-name="Header">
      <style:paragraph-properties fo:text-align="end" style:justify-single-word="false"/>
      <style:text-properties officeooo:rsid="001e5887" officeooo:paragraph-rsid="001e5887"/>
    </style:style>
    <style:style style:name="T1" style:family="text">
      <style:text-properties officeooo:rsid="00166028"/>
    </style:style>
    <style:style style:name="T2" style:family="text">
      <style:text-properties officeooo:rsid="0019d185"/>
    </style:style>
    <style:style style:name="T3" style:family="text">
      <style:text-properties officeooo:rsid="001d8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nal Report</text:p>
      <text:p text:style-name="P6">Known Bugs:</text:p>
      <text:p text:style-name="P6"/>
      <text:p text:style-name="P6">Special Features:</text:p>
      <text:p text:style-name="P6"/>
      <text:p text:style-name="P6">Interesting Implementation Methods:</text:p>
      <text:p text:style-name="P6"/>
      <text:p text:style-name="P5">Lessons <text:s/><text:span text:style-name="T3">and Technical Things </text:span>Learned:</text:p>
      <text:p text:style-name="P5"/>
      <text:p text:style-name="P1">David Mehl</text:p>
      <text:p text:style-name="P1">I learned quite a lot from this project experience. One of the major things I learned is the power of pair programming when applied to difficult problems. With two people working on the same code, bugs are reduced during writing and are found more quickly during debugging. <text:span text:style-name="T1">For example, I spent six hours working on a part of the project and I couldn’t figure out what had gone wrong. After pair programming with Alex for just over an hour, we had solved the issue with very little effort.</text:span></text:p>
      <text:p text:style-name="P3">With that said, I also learned the value of working in parallel. If the two parts of the project do not depend on one another, then the work can get done twice as fast. This can be accomplished by setting up function names in advance so that if the code does end up interacting, then these interactions can be set up before truly having the code completed.</text:p>
      <text:p text:style-name="P4">As far as technical things I learned, I learned a lot about operating systems in general. For example, prior to this exercise I had no idea how the file systems were implemented in operating systems. The information shown in class had given me the principles behind it, but seeing it actually work in the project solidified my understanding. <text:span text:style-name="T2">Further, I was unsure of the relationship between the operating system and other processes. After getting hands-on experience, I am much more confident in exploring issues related to interactions with system calls and I have a general idea what is going on behind said system calls.</text:span></text:p>
      <text:p text:style-name="P4"/>
      <text:p text:style-name="P7">Alexander Hirschfeld</text:p>
      <text:p text:style-name="P7"/>
      <text:p text:style-name="P7"/>
      <text:p text:style-name="P7">Christian Ba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5887" officeooo:paragraph-rsid="001e58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oup 3-C</text:p>
        <text:p text:style-name="MP1">David Mehl, Alexander Hirschfeld, Christian Ba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2:25:32.634610279</meta:creation-date>
    <dc:date>2017-05-09T02:59:55.786418436</dc:date>
    <meta:editing-duration>PT21M45S</meta:editing-duration>
    <meta:editing-cycles>10</meta:editing-cycles>
    <meta:generator>LibreOffice/5.1.6.2$Linux_X86_64 LibreOffice_project/10m0$Build-2</meta:generator>
    <meta:document-statistic meta:table-count="0" meta:image-count="0" meta:object-count="0" meta:page-count="1" meta:paragraph-count="13" meta:word-count="287" meta:character-count="1687" meta:non-whitespace-character-count="1412"/>
  </office:meta>
</office:document-meta>
</file>